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T1" style:family="text">
      <style:text-properties fo:language="fr" fo:country="FR"/>
    </style:style>
    <style:style style:name="T2" style:family="text">
      <style:text-properties fo:color="#262626"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62626" style:font-name="ArialMT" fo:font-size="12pt" fo:font-weight="bold" style:font-name-asian="ArialMT" style:font-size-asian="12pt" style:font-weight-asian="bold" style:font-name-complex="ArialMT" style:font-size-complex="12pt" style:font-weight-complex="bold"/>
    </style:style>
    <style:style style:name="T4" style:family="text">
      <style:text-properties fo:color="#262626" style:font-name="ArialMT" fo:font-size="12pt" fo:font-weight="normal" style:font-name-asian="ArialMT" style:font-size-asian="12pt" style:font-weight-asian="normal" style:font-name-complex="ArialMT" style:font-size-complex="12pt" style:font-weight-complex="normal"/>
    </style:style>
    <style:style style:name="T5" style:family="text">
      <style:text-properties fo:color="#262626" style:font-name="Times New Roman" fo:font-size="12pt" fo:font-weight="normal" style:font-name-asian="ArialMT" style:font-size-asian="12pt" style:font-weight-asian="normal" style:font-name-complex="ArialMT" style:font-size-complex="12pt" style:font-weight-complex="normal"/>
    </style:style>
    <style:style style:name="T6" style:family="text">
      <style:text-properties fo:font-size="12pt" fo:language="fr" fo:country="FR" style:font-size-asian="12pt" style:font-size-complex="12pt"/>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 Haine » est un film français qui traite de la vie de trois jeunes dans les banlieues de Paris. C'est un film qui contient beaucoup de violence a cause du milieu social. Les personnages sont Vinz, un juif très agressif qui n'est jamais allé a l’école et qui veut tuer du monde et montrer qu'il est le plus puissant, Saïd qui est un magrébin qui est assez intelligent mais montre plusieurs fois sa jeunesse, et enfin Hubert, un noir qui fait de la boxe et qui veut quitter Paris et les HLM dans lesquelles il vit avec sa famille pour améliorer sa qualité de vie.</text:p>
      <text:p text:style-name="P1"/>
      <text:p text:style-name="P1">Au début du film, il y a de grosses émeutes avec les minorités ethniques contre les policiers, et un policier perd son pistolet. Naturellement, Vinz le retrouve et pense alors qu'il est le plus puissant. Son ami Abdel est a l’hôpital a cause de la violence durant une des émeutes, et Vinz, avec l'arme, dit que si Abdel meurt, il ira tuer un policier. Au cours du film, plusieurs personnes meurent. Vinz, après avoir appris lui-même que la violence n'est pas toujours la meilleure solution, donne l'arme a Hubert. L'ironie est que Hubert, le plus conscient du trio, se retrouve face a un policier avec cet arme.</text:p>
      <text:p text:style-name="P1"/>
      <text:p text:style-name="P1">La première phrase, « l'important n'est pas la chute, mais l'atterrissage », gagne en puissance après avoir regardé tout le film. On comprend a la fin pourquoi au début les réalisateurs ont dit que le film « est dédié a tout ceux qui ont été tués au cours de son tournage ». Ces phrases sont répétées a la fin du film, pour renforcer ces deux points. Enfin, le titre « La Haine », personnification au début de Vinz, n'a pas la même attirance vers lui a la fin.</text:p>
      <text:p text:style-name="P1"/>
      <text:p text:style-name="Standard"><text:span text:style-name="T1">En regardant et en comprenant « La Haine », j'ai appris beaucoup de choses sur la vie dans les banlieues de Paris a cette époque la a cause de ce qu'il montre a propos de la vie et les inégalités la-dedans, </text:span><text:span text:style-name="T8">o</text:span><text:span text:style-name="T5">ù</text:span><text:span text:style-name="T1"> personne n'a confiance en autrui ou même en eux-mêmes, et les jeunes sont agressifs. Je le recomma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0-04T18:56:03</meta:creation-date>
    <dc:date>2010-10-04T22:51:27</dc:date>
    <dc:creator>Isabell Long</dc:creator>
    <meta:editing-duration>PT03H25M03S</meta:editing-duration>
    <meta:editing-cycles>25</meta:editing-cycles>
    <meta:generator>OpenOffice.org/3.2$Unix OpenOffice.org_project/320m18$Build-9502</meta:generator>
    <meta:document-statistic meta:table-count="0" meta:image-count="0" meta:object-count="0" meta:page-count="1" meta:paragraph-count="4" meta:word-count="361" meta:character-count="1948"/>
  </office:meta>
</office:document-meta>
</file>